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 style:list-style-name="L1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op-up Fenster implementieren</text:h>
      <text:h text:style-name="P1" text:outline-level="2">Datenbank für Akeyi initialisieren:</text:h>
      <text:p text:style-name="Text_20_body"><text:span text:style-name="T1">Composer init-test-system</text:span></text:p>
      <text:p text:style-name="Text_20_body"><text:span text:style-name="T1">Composer init-reseller-system</text:span></text:p>
      <text:p text:style-name="Text_20_body"><text:span text:style-name="T1">Notfalls composer dump</text:span></text:p>
      <text:p text:style-name="P3"/>
      <text:p text:style-name="P6">Übliches vorgehen beim commiten und pushen:</text:p>
      <text:p text:style-name="P3">Commit messages beginnen immer mit der Ticketnummer, z. B. DEV-1967</text:p>
      <text:p text:style-name="P3">Pull request erstellen:</text:p>
      <text:list xml:id="list2714125695299138207" text:style-name="L1">
        <text:list-item>
          <text:p text:style-name="P4">Push changes into ticket branch</text:p>
        </text:list-item>
        <text:list-item>
          <text:p text:style-name="P4">Go to the branch in bitbucket</text:p>
        </text:list-item>
        <text:list-item>
          <text:p text:style-name="P4">Check „close branch...“</text:p>
        </text:list-item>
        <text:list-item>
          <text:p text:style-name="P4">Create pull request</text:p>
        </text:list-item>
      </text:list>
      <text:p text:style-name="P3">Merge conflikte? Dann →</text:p>
      <text:list xml:id="list221928115821073032" text:style-name="L2">
        <text:list-item>
          <text:p text:style-name="P5">pull master lokal</text:p>
        </text:list-item>
        <text:list-item>
          <text:p text:style-name="P5">Merge vom Ticket-Branch mit master</text:p>
        </text:list-item>
        <text:list-item>
          <text:p text:style-name="P5">push changes</text:p>
        </text:list-item>
      </text:list>
      <text:p text:style-name="P3"/>
      <text:h text:style-name="P1" text:outline-level="2">Csrf-flag in vue: //Eigene Bibliothek von Lean Ocean</text:h>
      <text:p text:style-name="P3">&lt;csrf-field&gt;&lt;/csrf-field&gt;</text:p>
      <text:p text:style-name="P3"/>
      <text:p text:style-name="P6">Akeyi-card</text:p>
      <text:p text:style-name="P7">Form: Form-Element muss Akeyi-card umschließen, wenn template in Akeyi-Card verwendet wird</text:p>
      <text:p text:style-name="P7"/>
      <text:p text:style-name="P8">Configs</text:p>
      <text:p text:style-name="P7">Configs für das Projekt sind in app.php gespeichert. Auf diese kann man über Config::php o.ä zugreifen</text:p>
      <text:p text:style-name="P7"/>
      <text:p text:style-name="P8">Zugriffsdaten</text:p>
      <text:p text:style-name="P7">Superadmin: corona-portal.test/admin, <text:a xlink:type="simple" xlink:href="mailto:holz@lean-ocean.com" text:style-name="Internet_20_link" text:visited-style-name="Visited_20_Internet_20_Link">holz@lean-ocean.com</text:a>,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7-23T08:11:31</dc:date>
    <meta:editing-duration>P3DT1H34M19S</meta:editing-duration>
    <meta:editing-cycles>8</meta:editing-cycles>
    <meta:document-statistic meta:table-count="0" meta:image-count="0" meta:object-count="0" meta:page-count="1" meta:paragraph-count="24" meta:word-count="114" meta:character-count="837"/>
  </office:meta>
</office:document-meta>
</file>